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0078aa"/>
    </style:style>
    <style:style style:name="gr2" style:family="graphic" style:parent-style-name="standard">
      <style:graphic-properties svg:stroke-width="0.001cm" svg:stroke-color="#aae6ff" draw:fill="none" draw:fill-color="#ffffff" fo:padding-top="-0.049cm" fo:padding-bottom="-0.049cm" fo:padding-left="-0.049cm" fo:padding-right="-0.049cm"/>
    </style:style>
    <style:style style:name="gr3" style:family="graphic" style:parent-style-name="standard">
      <style:graphic-properties draw:stroke="none" svg:stroke-width="0.001cm" draw:fill-color="#00b4ff"/>
    </style:style>
    <style:style style:name="gr4" style:family="graphic" style:parent-style-name="standard">
      <style:graphic-properties draw:stroke="none" svg:stroke-width="0.001cm" draw:fill-color="#000000"/>
    </style:style>
    <style:style style:name="gr5" style:family="graphic" style:parent-style-name="standard">
      <style:graphic-properties draw:stroke="none" svg:stroke-width="0.001cm" draw:fill-color="#ffffff"/>
    </style:style>
    <style:style style:name="gr6" style:family="graphic" style:parent-style-name="standard">
      <style:graphic-properties svg:stroke-width="0.001cm" svg:stroke-color="#000000" draw:fill="none" draw:fill-color="#ffffff" fo:padding-top="-0.049cm" fo:padding-bottom="-0.049cm" fo:padding-left="-0.049cm" fo:padding-right="-0.049cm"/>
    </style:style>
    <style:style style:name="gr7" style:family="graphic" style:parent-style-name="standard">
      <style:graphic-properties svg:stroke-width="0.001cm" svg:stroke-color="#ffffff" draw:fill="none" draw:fill-color="#ffffff" fo:padding-top="-0.049cm" fo:padding-bottom="-0.049cm" fo:padding-left="-0.049cm" fo:padding-right="-0.049cm"/>
    </style:style>
  </office:automatic-styles>
  <office:body>
    <office:drawing>
      <draw:page draw:name="page1" draw:style-name="dp1" draw:master-page-name="Default">
        <draw:g>
          <draw:glue-point draw:id="4" svg:x="-0.008cm" svg:y="-5cm"/>
          <draw:glue-point draw:id="5" svg:x="-0.001cm" svg:y="5cm"/>
          <draw:glue-point draw:id="6" svg:x="-5cm" svg:y="-3.816cm"/>
          <draw:glue-point draw:id="7" svg:x="-5cm" svg:y="3.794cm"/>
          <draw:glue-point draw:id="8" svg:x="-5cm" svg:y="-0.009cm"/>
          <draw:glue-point draw:id="9" svg:x="5cm" svg:y="-3.794cm"/>
          <draw:glue-point draw:id="10" svg:x="5cm" svg:y="3.794cm"/>
          <draw:glue-point draw:id="11" svg:x="5cm" svg:y="-0.001cm"/>
          <draw:glue-point draw:id="12" svg:x="-0.001cm" svg:y="-0.004cm"/>
          <draw:polygon draw:style-name="gr1" draw:layer="layout" svg:width="1.841cm" svg:height="0.644cm" svg:x="0cm" svg:y="1.356cm" svg:viewBox="0 0 1842 645" draw:points="1842,322 1840,306 1837,289 1831,273 1822,257 1812,241 1799,225 1784,210 1767,195 1747,180 1725,166 1702,152 1676,138 1649,125 1620,112 1588,100 1555,89 1521,78 1484,67 1447,58 1408,48 1368,40 1326,33 1284,26 1241,20 1196,14 1152,10 1106,7 1060,4 1014,1 967,0 920,0 874,0 827,1 781,4 735,7 690,10 645,14 601,20 557,26 515,33 473,40 433,48 394,58 357,67 321,78 286,89 253,100 221,112 192,125 165,138 139,152 115,166 94,180 74,195 57,210 42,225 29,241 18,257 10,273 4,289 1,306 0,322 1,339 4,355 10,371 18,387 29,403 42,419 57,434 74,449 94,464 115,478 139,493 165,506 192,519 221,532 253,544 286,556 321,567 357,577 394,587 433,596 473,604 515,612 557,619 601,625 645,630 690,634 735,638 781,641 827,643 874,644 920,645 967,644 1014,643 1060,641 1106,638 1152,634 1196,630 1241,625 1284,619 1326,612 1368,604 1408,596 1447,587 1484,577 1521,567 1555,556 1588,544 1620,532 1649,519 1676,506 1702,493 1725,478 1747,464 1767,449 1784,434 1799,419 1812,403 1822,387 1831,371 1837,355 1840,339">
            <text:p/>
          </draw:polygon>
          <draw:polygon draw:style-name="gr2" draw:layer="layout" svg:width="1.83cm" svg:height="0.633cm" svg:x="0cm" svg:y="1.356cm" svg:viewBox="0 0 1831 634" draw:points="1831,317 1829,301 1826,285 1820,269 1811,253 1801,237 1788,222 1773,207 1756,192 1737,177 1715,163 1692,149 1666,136 1639,122 1610,110 1578,98 1546,87 1511,76 1475,66 1438,57 1399,47 1359,40 1318,32 1276,25 1233,19 1189,14 1144,10 1099,6 1054,4 1008,1 962,0 915,0 868,0 822,1 776,4 730,6 686,10 641,14 597,19 553,25 512,32 470,40 430,47 392,57 355,66 319,76 284,87 251,98 220,110 190,122 164,136 138,149 114,163 93,177 74,192 56,207 42,222 28,237 17,253 10,269 4,285 1,301 0,317 1,333 4,349 10,364 17,381 28,396 42,411 56,427 74,442 93,456 114,471 138,484 164,498 190,511 220,523 251,535 284,546 319,557 355,567 392,576 430,586 470,593 512,601 553,608 597,614 641,619 686,623 730,627 776,630 822,632 868,633 915,634 962,633 1008,632 1054,630 1099,627 1144,623 1189,619 1233,614 1276,608 1318,601 1359,593 1399,586 1438,576 1475,567 1511,557 1546,546 1578,535 1610,523 1639,511 1666,498 1692,484 1715,471 1737,456 1756,442 1773,427 1788,411 1801,396 1811,381 1820,364 1826,349 1829,333">
            <text:p/>
          </draw:polygon>
          <draw:polygon draw:style-name="gr1" draw:layer="layout" svg:width="1.83cm" svg:height="1.356cm" svg:x="0cm" svg:y="0.328cm" svg:viewBox="0 0 1831 1357" draw:points="0,0 0,1357 1831,1357 1831,0">
            <text:p/>
          </draw:polygon>
          <draw:polygon draw:style-name="gr3" draw:layer="layout" svg:width="1.841cm" svg:height="0.644cm" svg:x="0cm" svg:y="0cm" svg:viewBox="0 0 1842 645" draw:points="1842,322 1840,306 1837,290 1831,273 1822,257 1812,241 1799,225 1784,210 1767,195 1747,180 1725,166 1702,151 1676,138 1649,124 1620,112 1588,100 1555,88 1521,77 1484,67 1447,57 1408,48 1368,40 1326,32 1284,25 1241,20 1196,14 1152,10 1106,6 1060,3 1014,1 967,0 920,0 874,0 827,1 781,3 735,6 690,10 645,14 601,20 557,25 515,32 473,40 433,48 394,57 357,67 321,77 286,88 253,100 221,112 192,124 165,138 139,151 115,166 94,180 74,195 57,210 42,225 29,241 18,257 10,273 4,290 1,306 0,322 1,338 4,355 10,371 18,387 29,403 42,418 57,434 74,449 94,464 115,479 139,493 165,506 192,519 221,532 253,545 286,556 321,567 357,577 394,586 433,596 473,604 515,612 557,618 601,625 645,630 690,634 735,637 781,641 827,643 874,644 920,645 967,644 1014,643 1060,641 1106,637 1152,634 1196,630 1241,625 1284,618 1326,612 1368,604 1408,596 1447,586 1484,577 1521,567 1555,556 1588,545 1620,532 1649,519 1676,506 1702,493 1725,479 1747,464 1767,449 1784,434 1799,418 1812,403 1822,387 1831,371 1837,355 1840,338">
            <text:p/>
          </draw:polygon>
          <draw:polygon draw:style-name="gr2" draw:layer="layout" svg:width="1.83cm" svg:height="0.633cm" svg:x="0cm" svg:y="0cm" svg:viewBox="0 0 1831 634" draw:points="1831,317 1829,301 1826,285 1820,269 1811,253 1801,237 1788,221 1773,207 1756,192 1737,177 1715,162 1692,149 1666,135 1639,122 1610,110 1578,98 1546,87 1511,76 1475,66 1438,57 1399,48 1359,40 1318,32 1276,25 1233,20 1189,14 1144,10 1099,6 1054,4 1008,2 962,0 915,0 868,0 822,2 776,4 730,6 686,10 641,14 597,20 553,25 512,32 470,40 430,48 392,57 355,66 319,76 284,87 251,98 220,110 190,122 164,135 138,149 114,162 93,177 74,192 56,207 42,221 28,237 17,253 10,269 4,285 1,301 0,317 1,333 4,349 10,365 17,380 28,396 42,412 56,426 74,441 93,456 114,471 138,484 164,498 190,511 220,523 251,535 284,546 319,557 355,568 392,577 430,586 470,594 512,601 553,608 597,614 641,619 686,624 730,627 776,630 822,632 868,633 915,634 962,633 1008,632 1054,630 1099,627 1144,624 1189,619 1233,614 1276,608 1318,601 1359,594 1399,586 1438,577 1475,568 1511,557 1546,546 1578,535 1610,523 1639,511 1666,498 1692,484 1715,471 1737,456 1756,441 1773,426 1788,412 1801,396 1811,380 1820,365 1826,349 1829,333">
            <text:p/>
          </draw:polygon>
          <draw:polygon draw:style-name="gr4" draw:layer="layout" svg:width="0.603cm" svg:height="0.204cm" svg:x="0.937cm" svg:y="0.079cm" svg:viewBox="0 0 604 205" draw:points="0,159 133,205 459,68 604,113 525,0 145,0 302,34">
            <text:p/>
          </draw:polygon>
          <draw:polygon draw:style-name="gr4" draw:layer="layout" svg:width="0.603cm" svg:height="0.215cm" svg:x="0.279cm" svg:y="0.317cm" svg:viewBox="0 0 604 216" draw:points="604,45 469,0 156,136 0,90 78,216 469,216 301,169">
            <text:p/>
          </draw:polygon>
          <draw:polygon draw:style-name="gr4" draw:layer="layout" svg:width="0.602cm" svg:height="0.204cm" svg:x="0.312cm" svg:y="0.068cm" svg:viewBox="0 0 603 205" draw:points="0,45 133,0 457,125 603,91 525,205 145,205 301,170">
            <text:p/>
          </draw:polygon>
          <draw:polygon draw:style-name="gr4" draw:layer="layout" svg:width="0.603cm" svg:height="0.204cm" svg:x="0.915cm" svg:y="0.339cm" svg:viewBox="0 0 604 205" draw:points="604,159 469,205 156,68 0,114 77,0 469,0 301,34">
            <text:p/>
          </draw:polygon>
          <draw:polygon draw:style-name="gr5" draw:layer="layout" svg:width="0.603cm" svg:height="0.203cm" svg:x="0.948cm" svg:y="0.102cm" svg:viewBox="0 0 604 204" draw:points="0,158 134,204 459,67 604,113 526,0 145,0 302,33">
            <text:p/>
          </draw:polygon>
          <draw:polygon draw:style-name="gr5" draw:layer="layout" svg:width="0.603cm" svg:height="0.215cm" svg:x="0.29cm" svg:y="0.339cm" svg:viewBox="0 0 604 216" draw:points="604,45 470,0 156,136 0,90 78,216 470,216 302,170">
            <text:p/>
          </draw:polygon>
          <draw:polygon draw:style-name="gr5" draw:layer="layout" svg:width="0.602cm" svg:height="0.204cm" svg:x="0.323cm" svg:y="0.091cm" svg:viewBox="0 0 603 205" draw:points="0,45 134,0 458,125 603,91 525,205 145,205 301,170">
            <text:p/>
          </draw:polygon>
          <draw:polygon draw:style-name="gr5" draw:layer="layout" svg:width="0.603cm" svg:height="0.203cm" svg:x="0.926cm" svg:y="0.362cm" svg:viewBox="0 0 604 204" draw:points="604,159 470,204 157,68 0,113 78,0 470,0 302,34">
            <text:p/>
          </draw:polygon>
          <draw:line draw:style-name="gr2" draw:layer="layout" svg:x1="0cm" svg:y1="0.317cm" svg:x2="0cm" svg:y2="1.673cm">
            <text:p/>
          </draw:line>
          <draw:line draw:style-name="gr6" draw:layer="layout" svg:x1="1.83cm" svg:y1="0.317cm" svg:x2="1.83cm" svg:y2="1.673cm">
            <text:p/>
          </draw:line>
          <draw:polygon draw:style-name="gr4" draw:layer="layout" svg:width="0.29cm" svg:height="0.125cm" svg:x="0.379cm" svg:y="1.582cm" svg:viewBox="0 0 291 126" draw:points="0,0 0,126 291,126 291,0">
            <text:p/>
          </draw:polygon>
          <draw:polygon draw:style-name="gr6" draw:layer="layout" svg:width="0.29cm" svg:height="0.125cm" svg:x="0.379cm" svg:y="1.582cm" svg:viewBox="0 0 291 126" draw:points="0,0 0,126 291,126 291,0">
            <text:p/>
          </draw:polygon>
          <draw:polygon draw:style-name="gr4" draw:layer="layout" svg:width="0.29cm" svg:height="0.125cm" svg:x="0.379cm" svg:y="1.345cm" svg:viewBox="0 0 291 126" draw:points="0,0 0,126 291,126 291,0">
            <text:p/>
          </draw:polygon>
          <draw:polygon draw:style-name="gr6" draw:layer="layout" svg:width="0.29cm" svg:height="0.125cm" svg:x="0.379cm" svg:y="1.345cm" svg:viewBox="0 0 291 126" draw:points="0,0 0,126 291,126 291,0">
            <text:p/>
          </draw:polygon>
          <draw:polygon draw:style-name="gr4" draw:layer="layout" svg:width="0.29cm" svg:height="0.125cm" svg:x="0.379cm" svg:y="1.119cm" svg:viewBox="0 0 291 126" draw:points="0,0 0,126 291,126 291,0">
            <text:p/>
          </draw:polygon>
          <draw:polygon draw:style-name="gr6" draw:layer="layout" svg:width="0.29cm" svg:height="0.125cm" svg:x="0.379cm" svg:y="1.119cm" svg:viewBox="0 0 291 126" draw:points="0,0 0,126 291,126 291,0">
            <text:p/>
          </draw:polygon>
          <draw:polygon draw:style-name="gr4" draw:layer="layout" svg:width="0.29cm" svg:height="0.113cm" svg:x="0.379cm" svg:y="0.893cm" svg:viewBox="0 0 291 114" draw:points="0,0 0,114 291,114 291,0">
            <text:p/>
          </draw:polygon>
          <draw:polygon draw:style-name="gr6" draw:layer="layout" svg:width="0.29cm" svg:height="0.113cm" svg:x="0.379cm" svg:y="0.893cm" svg:viewBox="0 0 291 114" draw:points="0,0 0,114 291,114 291,0">
            <text:p/>
          </draw:polygon>
          <draw:polygon draw:style-name="gr4" draw:layer="layout" svg:width="0.847cm" svg:height="0.814cm" svg:x="0.759cm" svg:y="0.893cm" svg:viewBox="0 0 848 815" draw:points="0,0 0,815 848,407">
            <text:p/>
          </draw:polygon>
          <draw:polygon draw:style-name="gr6" draw:layer="layout" svg:width="0.847cm" svg:height="0.814cm" svg:x="0.759cm" svg:y="0.893cm" svg:viewBox="0 0 848 815" draw:points="0,0 0,815 848,407">
            <text:p/>
          </draw:polygon>
          <draw:polygon draw:style-name="gr5" draw:layer="layout" svg:width="0.235cm" svg:height="0.069cm" svg:x="0.435cm" svg:y="1.593cm" svg:viewBox="0 0 236 70" draw:points="0,0 0,70 236,70 236,0">
            <text:p/>
          </draw:polygon>
          <draw:polygon draw:style-name="gr6" draw:layer="layout" svg:width="0.235cm" svg:height="0.069cm" svg:x="0.435cm" svg:y="1.593cm" svg:viewBox="0 0 236 70" draw:points="0,0 0,70 236,70 236,0">
            <text:p/>
          </draw:polygon>
          <draw:polygon draw:style-name="gr5" draw:layer="layout" svg:width="0.235cm" svg:height="0.068cm" svg:x="0.435cm" svg:y="1.367cm" svg:viewBox="0 0 236 69" draw:points="0,0 0,69 236,69 236,0">
            <text:p/>
          </draw:polygon>
          <draw:polygon draw:style-name="gr6" draw:layer="layout" svg:width="0.235cm" svg:height="0.068cm" svg:x="0.435cm" svg:y="1.367cm" svg:viewBox="0 0 236 69" draw:points="0,0 0,69 236,69 236,0">
            <text:p/>
          </draw:polygon>
          <draw:polygon draw:style-name="gr5" draw:layer="layout" svg:width="0.235cm" svg:height="0.079cm" svg:x="0.435cm" svg:y="1.13cm" svg:viewBox="0 0 236 80" draw:points="0,0 0,80 236,80 236,0">
            <text:p/>
          </draw:polygon>
          <draw:polygon draw:style-name="gr6" draw:layer="layout" svg:width="0.235cm" svg:height="0.079cm" svg:x="0.435cm" svg:y="1.13cm" svg:viewBox="0 0 236 80" draw:points="0,0 0,80 236,80 236,0">
            <text:p/>
          </draw:polygon>
          <draw:polygon draw:style-name="gr5" draw:layer="layout" svg:width="0.235cm" svg:height="0.068cm" svg:x="0.435cm" svg:y="0.904cm" svg:viewBox="0 0 236 69" draw:points="0,0 0,69 236,69 236,0">
            <text:p/>
          </draw:polygon>
          <draw:polygon draw:style-name="gr6" draw:layer="layout" svg:width="0.235cm" svg:height="0.068cm" svg:x="0.435cm" svg:y="0.904cm" svg:viewBox="0 0 236 69" draw:points="0,0 0,69 236,69 236,0">
            <text:p/>
          </draw:polygon>
          <draw:polygon draw:style-name="gr5" draw:layer="layout" svg:width="0.681cm" svg:height="0.644cm" svg:x="0.814cm" svg:y="0.915cm" svg:viewBox="0 0 682 645" draw:points="0,0 0,645 682,328">
            <text:p/>
          </draw:polygon>
          <draw:polygon draw:style-name="gr7" draw:layer="layout" svg:width="0.681cm" svg:height="0.644cm" svg:x="0.814cm" svg:y="0.915cm" svg:viewBox="0 0 682 645" draw:points="0,0 0,645 682,328">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Broadband router</dc:title>
    <meta:creation-date>2011-02-07T16:41:48</meta:creation-date>
    <meta:editing-duration>P0D</meta:editing-duration>
    <meta:editing-cycles>1</meta:editing-cycles>
    <meta:document-statistic meta:object-count="36"/>
    <meta:generator>OpenOffice.org/3.3$Linux OpenOffice.org_project/330m20$Build-9567</meta:generator>
  </office:meta>
</office:document-meta>
</file>